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bea5" officeooo:paragraph-rsid="000ebea5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ebea5" officeooo:paragraph-rsid="000ebea5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0306a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f6550" officeooo:paragraph-rsid="000f6550"/>
    </style:style>
    <style:style style:name="P5" style:family="paragraph" style:parent-style-name="Standard">
      <style:paragraph-properties fo:text-align="justify" style:justify-single-word="false"/>
      <style:text-properties officeooo:rsid="000f6550" officeooo:paragraph-rsid="000f6550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00288" officeooo:paragraph-rsid="00100288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0306a" officeooo:paragraph-rsid="0010306a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1da46" officeooo:paragraph-rsid="0011da46"/>
    </style:style>
    <style:style style:name="P9" style:family="paragraph" style:parent-style-name="Standard">
      <style:paragraph-properties fo:text-align="justify" style:justify-single-word="false"/>
      <style:text-properties officeooo:rsid="0011da46" officeooo:paragraph-rsid="0011da46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29044" officeooo:paragraph-rsid="00129044"/>
    </style:style>
    <style:style style:name="T1" style:family="text">
      <style:text-properties officeooo:rsid="000f6550"/>
    </style:style>
    <style:style style:name="T2" style:family="text">
      <style:text-properties officeooo:rsid="00100288"/>
    </style:style>
    <style:style style:name="T3" style:family="text">
      <style:text-properties officeooo:rsid="0010306a"/>
    </style:style>
    <style:style style:name="T4" style:family="text">
      <style:text-properties officeooo:rsid="001290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apresentação do projeto</text:p>
      <text:list xml:id="list761072327" text:style-name="L1">
        <text:list-item>
          <text:p text:style-name="P2">Dos painéis</text:p>
          <text:list>
            <text:list-item>
              <text:list>
                <text:list-item>
                  <text:p text:style-name="P2">Funcionamento</text:p>
                  <text:p text:style-name="P2">Um painel fotovoltaico converte radiação luminosa em eletricidade. Cada painel é formado por células composta por um semicondutor.</text:p>
                  <text:p text:style-name="P2"/>
                </text:list-item>
                <text:list-item>
                  <text:p text:style-name="P2">Da composição</text:p>
                  <text:p text:style-name="P2">O silício puro não é um bom condutor, porém, quando combinado a outros materiais pode assumir propriedades condutivas, tal processo e chamado de <text:span text:style-name="T1">dopagem</text:span>. Cada célula é composta por dois tipos de silício:</text:p>
                  <text:p text:style-name="P2"/>
                  <text:list>
                    <text:list-item>
                      <text:p text:style-name="P2">Silício tipo P</text:p>
                      <text:p text:style-name="P2">Silício, fósforo.</text:p>
                      <text:p text:style-name="P2">Quando combinado com o fósforo o material resultante é um material de carga negativa.</text:p>
                      <text:p text:style-name="P2"/>
                    </text:list-item>
                    <text:list-item>
                      <text:p text:style-name="P2">Silício tipo N</text:p>
                      <text:p text:style-name="P2">Silício, Boro.</text:p>
                      <text:p text:style-name="P4">Quando combinado com o boro o material resultante possui carga positiva.</text:p>
                      <text:p text:style-name="P4"/>
                    </text:list-item>
                  </text:list>
                </text:list-item>
                <text:list-item>
                  <text:p text:style-name="P4">Das células</text:p>
                  <text:p text:style-name="P4">Tanto tipo P ou N, separadamente não possui propriedade condutiva, porém, quando unidos a camada P-N que se forma possui tais propriedades. <text:span text:style-name="T2">Quando os fótons colidem com os elétrons os mesmos ficam energizados e fluem pelo campo elétrico P-N gerando a corrente elétrica.</text:span></text:p>
                  <text:p text:style-name="P4"/>
                </text:list-item>
              </text:list>
            </text:list-item>
          </text:list>
        </text:list-item>
        <text:list-item>
          <text:p text:style-name="P6">Da eficiência</text:p>
          <text:list>
            <text:list-item>
              <text:p text:style-name="P6">Eficiência energética</text:p>
              <text:p text:style-name="P3"><text:span text:style-name="T2">Eficiência energética </text:span><text:span text:style-name="T3">é a relação entre o custo energético e a geração de trabalho. Ex: um carro que consome 2L de combustível para cada km possuí uma baixa eficiência. </text:span></text:p>
              <text:p text:style-name="P7">Nos painéis fotovoltaicos, o nível eficiência é a razão entre a capacidade total de geração(w/s)por m² / 1000w/m², o padrão para os painéis mais comuns no mercado é 16-20%</text:p>
              <text:p text:style-name="P7"/>
            </text:list-item>
            <text:list-item>
              <text:p text:style-name="P7">Geração elétrica</text:p>
              <text:p text:style-name="P8">Em contra partida da eficiência dos painéis o a geração elétrica varia conforme a variação luminosa, a máxima geração ocorre quando os raios de luz incidem em ângulos próximos a 90°, <text:span text:style-name="T4">ou seja, sendo um painel instalado com inclinação voltada para o norte o ponto máximo de geração fica entre as 10 e 15hrs.</text:span></text:p>
            </text:list-item>
          </text:list>
        </text:list-item>
      </text:list>
      <text:p text:style-name="P9"/>
      <text:list xml:id="list13438966832750" text:continue-numbering="true" text:style-name="L1">
        <text:list-item>
          <text:p text:style-name="P10">Do Projeto</text:p>
          <text:list>
            <text:list-item>
              <text:p text:style-name="P10">Objetivo</text:p>
              <text:p text:style-name="P10">Afim de solucionar a queda de geração nas primeiras e ultimas horas do período de insolação, o projeto propões bases que se movimentam conforme o movimento do sol no céu.</text:p>
              <text:p text:style-name="P10"/>
            </text:list-item>
            <text:list-item>
              <text:p text:style-name="P10">Materiais</text:p>
              <text:list>
                <text:list-item>
                  <text:p text:style-name="P10">Sensor</text:p>
                  <text:p text:style-name="P10">Para acompanhar o movimento solar foram utilizador sensores de luminosidade. Esses sensores são feitos com materiais que variam a resistência elétrica conforme a variação de intensidade luminosa.</text:p>
                  <text:p text:style-name="P10"/>
                </text:list-item>
                <text:list-item>
                  <text:p text:style-name="P10"><text:soft-page-break/>Motores</text:p>
                  <text:p text:style-name="P10">Foi usado um motor de corrente contínua para fazer a movimentação da base.</text:p>
                  <text:p text:style-name="P10"/>
                </text:list-item>
                <text:list-item>
                  <text:p text:style-name="P10">Arduíno</text:p>
                  <text:p text:style-name="P10">Responsável por receber as informações dos sensores e converter isso em movimento para as bases.</text:p>
                </text:list-item>
              </text:list>
              <text:p text:style-name="P3"><text:span text:style-name="T3"><text:s/></text:span>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23:32:54.416276554</meta:creation-date>
    <dc:date>2022-01-07T01:34:37.554624384</dc:date>
    <meta:editing-duration>PT16S</meta:editing-duration>
    <meta:editing-cycles>1</meta:editing-cycles>
    <meta:document-statistic meta:table-count="0" meta:image-count="0" meta:object-count="0" meta:page-count="2" meta:paragraph-count="31" meta:word-count="368" meta:character-count="2244" meta:non-whitespace-character-count="1922"/>
    <meta:generator>LibreOffice/6.4.7.2$Linux_X86_64 LibreOffice_project/40$Build-2</meta:generator>
  </office:meta>
</office:document-meta>
</file>